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86pt"/>
    </style:style>
    <style:style style:name="co2" style:family="table-column">
      <style:table-column-properties fo:break-before="auto" style:column-width="69.59pt"/>
    </style:style>
    <style:style style:name="co3" style:family="table-column">
      <style:table-column-properties fo:break-before="auto" style:column-width="253.5pt"/>
    </style:style>
    <style:style style:name="co4" style:family="table-column">
      <style:table-column-properties fo:break-before="auto" style:column-width="139.1pt"/>
    </style:style>
    <style:style style:name="co5" style:family="table-column">
      <style:table-column-properties fo:break-before="auto" style:column-width="111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0.56pt"/>
    </style:style>
    <style:style style:name="co8" style:family="table-column">
      <style:table-column-properties fo:break-before="auto" style:column-width="150.89pt"/>
    </style:style>
    <style:style style:name="co9" style:family="table-column">
      <style:table-column-properties fo:break-before="auto" style:column-width="65.34pt"/>
    </style:style>
    <style:style style:name="co10" style:family="table-column">
      <style:table-column-properties fo:break-before="auto" style:column-width="112.65pt"/>
    </style:style>
    <style:style style:name="co11" style:family="table-column">
      <style:table-column-properties fo:break-before="auto" style:column-width="173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6" table:number-columns-repeated="2" table:default-cell-style-name="Default"/>
        <table:table-column table:style-name="co6" table:default-cell-style-name="ce3"/>
        <table:table-column table:style-name="co11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Qty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pecs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fg Part #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Connections</text:p>
          </table:table-cell>
          <table:table-cell table:style-name="Default" office:value-type="string" calcext:value-type="string">
            <text:p>Total connection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NP</text:p>
          </table:table-cell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EMMC Flash Memory</text:p>
          </table:table-cell>
          <table:table-cell office:value-type="string" calcext:value-type="string">
            <text:p>256Gbi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HGBMHG8C2LBAIL</text:p>
          </table:table-cell>
          <table:table-cell office:value-type="string" calcext:value-type="string">
            <text:p>WFBGA153</text:p>
          </table:table-cell>
          <table:table-cell office:value-type="float" office:value="153" calcext:value-type="float">
            <text:p>153</text:p>
          </table:table-cell>
          <table:table-cell table:formula="of:=[.I2] * [.B2]" office:value-type="float" office:value="153" calcext:value-type="float">
            <text:p>153</text:p>
          </table:table-cell>
          <table:table-cell office:value-type="string" calcext:value-type="string">
            <text:p>SM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LDFM33PUR</text:p>
          </table:table-cell>
          <table:table-cell office:value-type="string" calcext:value-type="string">
            <text:p>VDFN6</text:p>
          </table:table-cell>
          <table:table-cell office:value-type="float" office:value="6" calcext:value-type="float">
            <text:p>6</text:p>
          </table:table-cell>
          <table:table-cell table:formula="of:=[.I3] * [.B3]" office:value-type="float" office:value="6" calcext:value-type="float">
            <text:p>6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rtex M7 microcontroller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M32F733IEK6 </text:p>
          </table:table-cell>
          <table:table-cell office:value-type="string" calcext:value-type="string">
            <text:p>UFBGA-176</text:p>
          </table:table-cell>
          <table:table-cell office:value-type="float" office:value="201" calcext:value-type="float">
            <text:p>201</text:p>
          </table:table-cell>
          <table:table-cell table:formula="of:=[.I4] * [.B4]" office:value-type="float" office:value="201" calcext:value-type="float">
            <text:p>201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1, C12, C1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4.7uF, 6.3V,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475ME47D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5] * [.B5]" office:value-type="float" office:value="6" calcext:value-type="float">
            <text:p>6</text:p>
          </table:table-cell>
          <table:table-cell office:value-type="string" calcext:value-type="string">
            <text:p>SM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, C21, C2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2.2uF, 6.3V,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225KE95D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6] * [.B6]" office:value-type="float" office:value="6" calcext:value-type="float">
            <text:p>6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uF, 10V, X5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5R6BB10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7] * [.B7]"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3-C10, C13-C15, C17-C20,C26-C2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00nF, 6.3V, X5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201KRX5R5BB10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I8] * [.B8]" office:value-type="float" office:value="34" calcext:value-type="float">
            <text:p>34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,R3, R5-R12,R14,R15,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 Ohms, 1/20W, 5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201JR-0710KL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I9] * [.B9]" office:value-type="float" office:value="26" calcext:value-type="float">
            <text:p>26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 Ohms, 1/16W, 5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2AED101X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10] * [.B10]"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.9 Vf, 5m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B1500-GS08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11] * [.B11]"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plug</text:p>
          </table:table-cell>
          <table:table-cell/>
          <table:table-cell office:value-type="string" calcext:value-type="string">
            <text:p>Molex</text:p>
          </table:table-cell>
          <table:table-cell table:style-name="ce6" office:value-type="float" office:value="480372200" calcext:value-type="float">
            <text:p>4803722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2] * [.B12]" office:value-type="float" office:value="4" calcext:value-type="float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100gf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VQ-PLDA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3] * [.B13]"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, C2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6pF, low ES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5U160FAT2A <text:s/>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I14] * [.B14]"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12Mhz, 8pF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10-167-12.000MHZ-T3</text:p>
          </table:table-cell>
          <table:table-cell office:value-type="string" calcext:value-type="string">
            <text:p>4SMD – 2.5mm x 2mm</text:p>
          </table:table-cell>
          <table:table-cell office:value-type="float" office:value="4" calcext:value-type="float">
            <text:p>4</text:p>
          </table:table-cell>
          <table:table-cell table:formula="of:=[.I15] * [.B15]"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0nF, 25V,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033R61E103KA12D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I16] * [.B16]"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VS Diode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USBULC6-2M6</text:p>
          </table:table-cell>
          <table:table-cell office:value-type="string" calcext:value-type="string">
            <text:p>6UQFN</text:p>
          </table:table-cell>
          <table:table-cell office:value-type="float" office:value="6" calcext:value-type="float">
            <text:p>6</text:p>
          </table:table-cell>
          <table:table-cell table:formula="of:=[.I17] * [.B17]" office:value-type="float" office:value="6" calcext:value-type="float">
            <text:p>6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 Ohms, 1%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1GNF3001C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I18] * [.B18]"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, 1/20W, 1%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201FR-07100KL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I19] * [.B19]"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53" calcext:value-type="float">
            <text:p>53</text:p>
          </table:table-cell>
          <table:table-cell table:number-columns-repeated="5"/>
          <table:table-cell table:style-name="Default" table:number-columns-repeated="2"/>
          <table:table-cell table:formula="of:=SUM([.J2:.J19])" office:value-type="float" office:value="470" calcext:value-type="float">
            <text:p>470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9:47:52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40:20.424000000</meta:creation-date>
    <meta:generator>LibreOffice/6.1.4.2$Windows_X86_64 LibreOffice_project/9d0f32d1f0b509096fd65e0d4bec26ddd1938fd3</meta:generator>
    <dc:date>2019-07-20T10:28:23.934000000</dc:date>
    <meta:editing-duration>P29DT18H26M7S</meta:editing-duration>
    <meta:editing-cycles>63</meta:editing-cycles>
    <meta:document-statistic meta:table-count="1" meta:cell-count="208" meta:object-count="0"/>
  </office:meta>
</office:document-meta>
</file>